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column"/>
    </style:style>
    <style:style style:name="P2" style:family="paragraph" style:parent-style-name="Standard">
      <style:paragraph-properties fo:break-before="pag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style:text-outline="true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884cm" fo:min-width="3.26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834cm" fo:min-width="3.90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956cm" fo:min-width="3.2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1.219cm" fo:min-width="3.17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979cm" fo:min-width="3.20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00" draw:marker-end="Extrémités_20_de_20_flèche_20_2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000000" draw:marker-end="Extrémités_20_de_20_flèche_20_2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000000" draw:marker-start="Extrémités_20_de_20_flèche_20_2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644cm" fo:min-width="2.41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9cm" svg:stroke-color="#000000" draw:marker-start-width="0.427cm" draw:marker-end="Extrémités_20_de_20_flèche_20_2" draw:marker-end-width="0.427cm" draw:fill-color="#ffffff" draw:textarea-horizontal-align="justify" draw:textarea-vertical-align="middle" draw:auto-grow-height="false" fo:min-height="1.124cm" fo:min-width="3.08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49cm" svg:stroke-color="#000000" draw:marker-start-width="0.427cm" draw:marker-end="Extrémités_20_de_20_flèche_20_2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834cm" fo:min-width="3.21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834cm" fo:min-width="3.61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1" draw:text-style-name="P4" svg:width="3.361cm" svg:height="0.98cm" svg:x="-0.522cm" svg:y="0.753cm"><text:p text:style-name="P3">Lancer le je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2" draw:text-style-name="P4" svg:width="4.049cm" svg:height="0.98cm" svg:x="3.314cm" svg:y="1.785cm"><text:p text:style-name="P3">Créer une sauvegard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1" draw:style-name="gr3" draw:text-style-name="P4" svg:width="3.361cm" svg:height="1.112cm" svg:x="-0.601cm" svg:y="3.425cm"><text:p text:style-name="P3">Sélectionner une</text:p><text:p text:style-name="P3">sauvegard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4" draw:text-style-name="P4" svg:width="3.361cm" svg:height="1.403cm" svg:x="5.722cm" svg:y="4.775cm"><text:p text:style-name="P3">Sélectionner un</text:p><text:p text:style-name="P3">nivea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1" draw:style-name="gr5" draw:text-style-name="P4" svg:width="3.361cm" svg:height="1.138cm" svg:x="5.96cm" svg:y="7.368cm"><text:p text:style-name="P3">S1 :Jouer le niveau</text:p><text:p text:style-name="P3">Sélectionné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1" draw:style-name="gr5" draw:text-style-name="P4" svg:width="3.361cm" svg:height="1.138cm" svg:x="11.331cm" svg:y="5.357cm"><text:p text:style-name="P3">Afficher le sco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text:anchor-type="paragraph" draw:z-index="6" draw:name="Forme2" draw:style-name="gr6" draw:text-style-name="P5" svg:width="2.598cm" svg:height="0.263cm" draw:transform="rotate (-0.257261531743965) translate (2.90530593405255cm 0.868139574324725cm)" svg:viewBox="0 0 2599 264" svg:d="M0 264c0 0 654-246 998-262 540-26 1601 262 1601 262"><text:p/></draw:path><draw:polyline text:anchor-type="paragraph" draw:z-index="7" draw:name="Forme2" draw:style-name="gr6" draw:text-style-name="P5" svg:width="0.455cm" svg:height="1.63cm" draw:transform="rotate (-0.257261531743965) translate (1.09184722222222cm 1.73213888888889cm)" svg:viewBox="0 0 456 1631" draw:points="0,0 141,537 456,1631"><text:p/></draw:polyline><draw:path text:anchor-type="paragraph" draw:z-index="8" draw:name="Forme2" draw:style-name="gr6" draw:text-style-name="P5" svg:width="3.262cm" svg:height="0.82cm" draw:transform="rotate (-0.257261531743965) translate (2.75872222222222cm 3.95463888888889cm)" svg:viewBox="0 0 3263 821" svg:d="M0 0c0 0 695 589 1119 718 684 207 2144 38 2144 38"><text:p/></draw:path><draw:polyline text:anchor-type="paragraph" draw:z-index="9" draw:name="Forme2" draw:style-name="gr6" draw:text-style-name="P5" svg:width="0.328cm" svg:height="1.144cm" draw:transform="rotate (-0.257261531743965) translate (7.49476388888889cm 6.17713888888889cm)" svg:viewBox="0 0 329 1145" draw:points="0,0 141,537 329,1145"><text:p/></draw:polyline><draw:path text:anchor-type="paragraph" draw:z-index="10" draw:name="Forme2" draw:style-name="gr6" draw:text-style-name="P5" svg:width="2.275cm" svg:height="0.239cm" draw:transform="rotate (-0.257261531743965) translate (9.14341044730159cm 5.28326491234893cm)" svg:viewBox="0 0 2276 240" svg:d="M2276 52c0 0-793-78-1188-43-369 32-1088 231-1088 231"><text:p/></draw:path><draw:path text:anchor-type="paragraph" draw:z-index="11" draw:name="Forme2" draw:style-name="gr7" draw:text-style-name="P6" svg:width="3.319cm" svg:height="2.459cm" draw:transform="rotate (-0.257261531743965) translate (9.94634611402685cm 5.64998363747033cm)" svg:viewBox="0 0 3320 2460" svg:d="M0 2460c0 0 1453-128 2021-532 632-448 1299-1928 1299-1928"><text:p/></draw:path><draw:path text:anchor-type="paragraph" draw:z-index="12" draw:name="Forme2" draw:style-name="gr6" draw:text-style-name="P5" svg:width="2.706cm" svg:height="2.219cm" draw:transform="rotate (-0.257261531743965) translate (4.91956544519217cm 7.57023699610719cm)" svg:viewBox="0 0 2707 2220" svg:d="M2703 256c47 179-281 1635-1152 1862-1573 469-2301-762-475-2118"><text:p/></draw:path><draw:path text:anchor-type="paragraph" draw:z-index="13" draw:name="Shape1" draw:style-name="gr8" draw:text-style-name="P3" svg:width="2.671cm" svg:height="0.794cm" draw:transform="rotate (0.0596902604182061) translate (2.71132376355451cm 2.92338361032427cm)" svg:viewBox="0 0 2672 795" svg:d="M0 795c1776 0 2672-795 2672-795"><text:p/></draw:path><draw:frame text:anchor-type="paragraph" draw:z-index="24" draw:name="Shape3" draw:style-name="gr13" draw:text-style-name="P9" svg:width="3.017cm" svg:height="0.636cm" svg:x="12.125cm" svg:y="7.87cm"><draw:text-box><text:p>Niveau terminé</text:p></draw:text-box></draw:frame><draw:frame text:anchor-type="paragraph" draw:z-index="25" draw:name="Shape3" draw:style-name="gr13" draw:text-style-name="P9" svg:width="3.017cm" svg:height="0.976cm" svg:x="9.876cm" svg:y="4.382cm"><draw:text-box><text:p>Validation du joueur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draw:custom-shape text:anchor-type="paragraph" draw:z-index="23" draw:name="Forme1" draw:style-name="gr12" draw:text-style-name="P8" svg:width="3.361cm" svg:height="0.98cm" svg:x="1.489cm" svg:y="12.383cm"><text:p text:style-name="P7"><text:span text:style-name="T1">Affichage du je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Forme1" draw:style-name="gr12" draw:text-style-name="P8" svg:width="3.361cm" svg:height="0.98cm" svg:x="4.505cm" svg:y="17.119cm"><text:p text:style-name="P7"><text:span text:style-name="T1">Niveau échoué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e1" draw:style-name="gr12" draw:text-style-name="P8" svg:width="3.361cm" svg:height="0.98cm" svg:x="8.685cm" svg:y="17.119cm"><text:p text:style-name="P7"><text:span text:style-name="T1">N</text:span><text:span text:style-name="T1">i</text:span><text:span text:style-name="T1">v</text:span><text:span text:style-name="T1">e</text:span><text:span text:style-name="T1">a</text:span><text:span text:style-name="T1">u</text:span><text:span text:style-name="T1"> </text:span><text:span text:style-name="T1">r</text:span><text:span text:style-name="T1">é</text:span><text:span text:style-name="T1">u</text:span><text:span text:style-name="T1">s</text:span><text:span text:style-name="T1">s</text:span><text:span text:style-name="T1">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e1" draw:style-name="gr10" draw:text-style-name="P8" svg:width="3.255cm" svg:height="1.297cm" svg:x="4.082cm" svg:y="0.476cm"><text:p text:style-name="P7"><text:span text:style-name="T1">Temps de 3s durant</text:span><text:span text:style-name="T1"><text:line-break/></text:span><text:span text:style-name="T1">lequel il n’y a aucun</text:span></text:p><text:p text:style-name="P7"><text:span text:style-name="T1">ennem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4" draw:name="Forme1" draw:style-name="gr9" draw:text-style-name="P8" svg:width="2.541cm" svg:height="0.768cm" svg:x="-0.019cm" svg:y="0.307cm"><text:p text:style-name="P7"><text:span text:style-name="T1">Débuter nivea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6" draw:name="Shape2" draw:style-name="gr11" draw:text-style-name="P3" svg:x1="2.547cm" svg:y1="0.164cm" svg:x2="4.082cm" svg:y2="0.164cm"><text:p/></draw:line></text:p>
      <text:p text:style-name="Standard"><draw:custom-shape text:anchor-type="paragraph" draw:z-index="18" draw:name="Forme1" draw:style-name="gr12" draw:text-style-name="P8" svg:width="3.361cm" svg:height="0.98cm" svg:x="8.024cm" svg:y="0.127cm"><text:p text:style-name="P7"><text:span text:style-name="T1">Défilement du</text:span></text:p><text:p text:style-name="P7"><text:span text:style-name="T1">pay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custom-shape text:anchor-type="paragraph" draw:z-index="26" draw:name="Forme1" draw:style-name="gr12" draw:text-style-name="P8" svg:width="3.361cm" svg:height="0.98cm" svg:x="12.786cm" svg:y="0.016cm"><text:p text:style-name="P7"><text:span text:style-name="T1">Apparition d’un</text:span></text:p><text:p text:style-name="P7"><text:span text:style-name="T1">Nouvel ennem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Forme1" draw:style-name="gr12" draw:text-style-name="P8" svg:width="3.361cm" svg:height="0.98cm" svg:x="2.706cm" svg:y="0.413cm"><text:p text:style-name="P7"><text:span text:style-name="T1">Déplacement du</text:span></text:p><text:p text:style-name="P7"><text:span text:style-name="T1">Jou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22" draw:name="Forme1" draw:style-name="gr12" draw:text-style-name="P8" svg:width="3.361cm" svg:height="0.98cm" svg:x="4.055cm" svg:y="0.333cm"><text:p text:style-name="P7"><text:span text:style-name="T1">Collision avec</text:span></text:p><text:p text:style-name="P7"><text:span text:style-name="T1">l’environne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9" draw:name="Forme1" draw:style-name="gr12" draw:text-style-name="P8" svg:width="3.361cm" svg:height="0.98cm" svg:x="14.268cm" svg:y="0.191cm"><text:p text:style-name="P7"><text:span text:style-name="T1">Déplacement des</text:span></text:p><text:p text:style-name="P7"><text:span text:style-name="T1">Enemi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29" draw:name="Forme1" draw:style-name="gr14" draw:text-style-name="P8" svg:width="3.758cm" svg:height="0.98cm" svg:x="9.373cm" svg:y="0.116cm"><text:p text:style-name="P7"><text:span text:style-name="T1">Collision entre le</text:span></text:p><text:p text:style-name="P7"><text:span text:style-name="T1">Joueur et un ennem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21" draw:name="Forme1" draw:style-name="gr12" draw:text-style-name="P8" svg:width="3.361cm" svg:height="0.98cm" svg:x="1.092cm" svg:y="0.318cm"><text:p text:style-name="P7"><text:span text:style-name="T1">Tir du jou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0" draw:name="Forme1" draw:style-name="gr12" draw:text-style-name="P8" svg:width="3.361cm" svg:height="0.98cm" svg:x="13.818cm" svg:y="0.439cm"><text:p text:style-name="P7"><text:span text:style-name="T1">Tir des ennemi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1321 3493" svg:d="M1321 3493h-1321l661-3493z"/>
    <draw:marker draw:name="Extrémités_20_de_20_flèche_20_2" draw:display-name="Extrémités de flèche 2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44:15.958526902</meta:creation-date>
    <meta:generator>LibreOffice/6.0.7.3$Linux_X86_64 LibreOffice_project/00m0$Build-3</meta:generator>
    <dc:date>2019-03-30T21:19:17.844589237</dc:date>
    <meta:editing-duration>PT28M20S</meta:editing-duration>
    <meta:editing-cycles>4</meta:editing-cycles>
    <meta:document-statistic meta:table-count="0" meta:image-count="0" meta:object-count="0" meta:page-count="2" meta:paragraph-count="0" meta:word-count="0" meta:character-count="0" meta:non-whitespace-character-count="0"/>
  </office:meta>
</office:document-meta>
</file>